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="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="Symmetric_20_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4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top="0.2cm" fo:margin-bottom="0cm" fo:text-align="center"/>
    </style:style>
    <style:style style:name="P4" style:family="paragraph">
      <loext:graphic-properties draw:fill="none" draw:fill-color="#ffffff"/>
      <style:text-properties style:font-name="Cambria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ambri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cm" svg:height="1cm" svg:x="9cm" svg:y="2.9cm">
          <text:p text:style-name="P1"><text:span text:style-name="T1">Proces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cm" svg:height="1cm" svg:x="9cm" svg:y="4.9cm">
          <text:p text:style-name="P1"><text:span text:style-name="T1">Trasdut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cm" svg:height="1cm" svg:x="6cm" svg:y="2.9cm">
          <text:p text:style-name="P1"><text:span text:style-name="T1">Attua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1cm" svg:x="3cm" svg:y="2.9cm">
          <text:p text:style-name="P1"><text:span text:style-name="T1">Controllo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cm" svg:height="1cm" svg:x="6cm" svg:y="0.9cm">
          <text:p text:style-name="P1"><text:span text:style-name="T1">Trasdut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cm" svg:height="1cm" svg:x="9cm" svg:y="-0.1cm">
          <text:p text:style-name="P1"><text:span text:style-name="T1">Disturb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cm" svg:height="1cm" svg:x="12cm" svg:y="2.9cm">
          <text:p text:style-name="P1"><text:span text:style-name="T1">Usci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cm" svg:height="1cm" svg:x="0cm" svg:y="2.9cm">
          <text:p text:style-name="P1"><text:span text:style-name="T1">Andamento</text:span></text:p>
          <text:p text:style-name="P1"><text:span text:style-name="T1">desiderato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cm" svg:y1="0.9cm" svg:x2="10cm" svg:y2="2.9cm" draw:start-shape="id1" draw:start-glue-point="2" draw:end-shape="id2" draw:end-glue-point="0" svg:d="M10000 900v2000" svg:viewBox="0 0 1 2001">
          <text:p/>
        </draw:connector>
        <draw:connector draw:style-name="gr4" draw:text-style-name="P1" draw:layer="layout" svg:x1="10cm" svg:y1="0.9cm" svg:x2="8cm" svg:y2="1.4cm" draw:start-shape="id1" draw:start-glue-point="2" draw:end-shape="id3" svg:d="M10000 900v500h-2000" svg:viewBox="0 0 2001 501">
          <text:p/>
        </draw:connector>
        <draw:connector draw:style-name="gr5" draw:text-style-name="P1" draw:layer="layout" svg:x1="6cm" svg:y1="3.4cm" svg:x2="5cm" svg:y2="3.4cm" draw:start-shape="id4" draw:start-glue-point="3" draw:end-shape="id5" draw:end-glue-point="1" svg:d="M6000 3400h-1000" svg:viewBox="0 0 1001 1">
          <text:p/>
        </draw:connector>
        <draw:connector draw:style-name="gr6" draw:text-style-name="P1" draw:layer="layout" svg:x1="3cm" svg:y1="3.4cm" svg:x2="2cm" svg:y2="3.4cm" draw:start-shape="id5" draw:start-glue-point="3" draw:end-shape="id6" svg:d="M3000 3400h-1000" svg:viewBox="0 0 1001 1">
          <text:p/>
        </draw:connector>
        <draw:connector draw:style-name="gr5" draw:text-style-name="P1" draw:layer="layout" svg:x1="9cm" svg:y1="3.4cm" svg:x2="8cm" svg:y2="3.4cm" draw:start-shape="id2" draw:start-glue-point="3" draw:end-shape="id4" draw:end-glue-point="1" svg:d="M9000 3400h-1000" svg:viewBox="0 0 1001 1">
          <text:p/>
        </draw:connector>
        <draw:connector draw:style-name="gr7" draw:text-style-name="P1" draw:layer="layout" svg:x1="12cm" svg:y1="3.4cm" svg:x2="11cm" svg:y2="3.4cm" draw:start-shape="id7" draw:start-glue-point="3" draw:end-shape="id2" draw:end-glue-point="1" svg:d="M12000 3400h-1000" svg:viewBox="0 0 1001 1">
          <text:p/>
        </draw:connector>
        <draw:connector draw:style-name="gr3" draw:text-style-name="P3" draw:layer="layout" draw:line-skew="0cm 2cm -3cm" svg:x1="12cm" svg:y1="3.4cm" svg:x2="11cm" svg:y2="5.4cm" draw:start-shape="id7" draw:start-glue-point="3" draw:end-shape="id8" draw:end-glue-point="1" svg:d="M12000 3400h-500v1000 1000h-500" svg:viewBox="0 0 1001 2001">
          <text:p/>
        </draw:connector>
        <draw:connector draw:style-name="gr3" draw:text-style-name="P3" draw:layer="layout" svg:x1="9cm" svg:y1="5.4cm" svg:x2="4cm" svg:y2="3.9cm" draw:start-shape="id8" draw:start-glue-point="3" draw:end-shape="id5" draw:end-glue-point="2" svg:d="M9000 5400h-5000v-1500" svg:viewBox="0 0 5001 1501">
          <text:p/>
        </draw:connector>
        <draw:connector draw:style-name="gr4" draw:text-style-name="P3" draw:layer="layout" svg:x1="6cm" svg:y1="1.4cm" svg:x2="4cm" svg:y2="2.9cm" draw:start-shape="id3" draw:start-glue-point="3" draw:end-shape="id5" draw:end-glue-point="0" svg:d="M6000 1400h-2000v1500" svg:viewBox="0 0 2001 1501">
          <text:p/>
        </draw:connector>
        <draw:frame draw:style-name="gr8" draw:text-style-name="P4" draw:layer="layout" svg:width="1.1cm" svg:height="0.662cm" svg:x="9.9cm" svg:y="0.8cm">
          <draw:text-box>
            <text:p><text:span text:style-name="T2">d(t)</text:span></text:p>
          </draw:text-box>
        </draw:frame>
        <draw:frame draw:style-name="gr8" draw:text-style-name="P4" draw:layer="layout" svg:width="1.1cm" svg:height="0.662cm" svg:x="7.9cm" svg:y="2.8cm">
          <draw:text-box>
            <text:p><text:span text:style-name="T2">u(t)</text:span></text:p>
          </draw:text-box>
        </draw:frame>
        <draw:frame draw:style-name="gr8" draw:text-style-name="P4" draw:layer="layout" svg:width="1.1cm" svg:height="0.662cm" svg:x="11cm" svg:y="2.738cm">
          <draw:text-box>
            <text:p><text:span text:style-name="T2">y(t)</text:span></text:p>
          </draw:text-box>
        </draw:frame>
        <draw:frame draw:style-name="gr8" draw:text-style-name="P4" draw:layer="layout" svg:width="1.2cm" svg:height="0.662cm" svg:x="1.9cm" svg:y="2.8cm">
          <draw:text-box>
            <text:p><text:span text:style-name="T2">w(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2-26T19:48:54.965179425</dc:date>
    <meta:editing-duration>PT7M10S</meta:editing-duration>
    <meta:editing-cycles>4</meta:editing-cycles>
    <meta:generator>LibreOffice/5.4.5.1$Linux_X86_64 LibreOffice_project/40$Build-1</meta:generator>
    <meta:document-statistic meta:object-count="21"/>
  </office:meta>
</office:document-meta>
</file>